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1.27cm" svg:x="4.175cm" svg:y="2.27cm">
          <text:p text:style-name="P1">Tim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3.81cm" svg:height="1.27cm" svg:x="4.175cm" svg:y="4.81cm">
          <text:p text:style-name="P1">Read Para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81cm" svg:height="1.27cm" svg:x="4.175cm" svg:y="7.35cm">
          <text:p text:style-name="P1">Enumerate</text:p>
          <text:p text:style-name="P1">Direct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81cm" svg:height="1.27cm" svg:x="4.175cm" svg:y="12.43cm">
          <text:p text:style-name="P1">For Each Fi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81cm" svg:height="1.27cm" svg:x="4.175cm" svg:y="14.97cm">
          <text:p text:style-name="P1">File Exists in</text:p>
          <text:p text:style-name="P1">DB ?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1cm" svg:height="1.27cm" svg:x="4.175cm" svg:y="18.145cm">
          <text:p text:style-name="P1">Add File to </text:p>
          <text:p text:style-name="P1">D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08cm" svg:y1="3.54cm" svg:x2="6.08cm" svg:y2="4.81cm" draw:start-shape="id1" draw:start-glue-point="6" draw:end-shape="id2" draw:end-glue-point="4" svg:d="m6080 3540v1270">
          <text:p/>
        </draw:connector>
        <draw:connector draw:style-name="gr2" draw:text-style-name="P2" draw:layer="layout" svg:x1="6.08cm" svg:y1="6.08cm" svg:x2="6.08cm" svg:y2="7.35cm" draw:start-shape="id2" draw:start-glue-point="6" draw:end-shape="id3" draw:end-glue-point="4" svg:d="m6080 6080v1270">
          <text:p/>
        </draw:connector>
        <draw:connector draw:style-name="gr2" draw:text-style-name="P2" draw:layer="layout" svg:x1="6.08cm" svg:y1="11.16cm" svg:x2="6.08cm" svg:y2="12.43cm" draw:start-shape="id4" draw:start-glue-point="6" draw:end-shape="id5" draw:end-glue-point="4" svg:d="m6080 11160v1270">
          <text:p/>
        </draw:connector>
        <draw:connector draw:style-name="gr2" draw:text-style-name="P2" draw:layer="layout" svg:x1="6.08cm" svg:y1="13.7cm" svg:x2="6.08cm" svg:y2="14.97cm" draw:start-shape="id5" draw:start-glue-point="6" draw:end-shape="id6" draw:end-glue-point="4" svg:d="m6080 13700v1270">
          <text:p/>
        </draw:connector>
        <draw:connector draw:style-name="gr3" draw:text-style-name="P2" draw:layer="layout" svg:x1="6.08cm" svg:y1="16.24cm" svg:x2="6.08cm" svg:y2="18.145cm" draw:start-shape="id6" draw:start-glue-point="6" draw:end-shape="id7" svg:d="m6080 16240v1905">
          <text:p text:style-name="P2">No</text:p>
        </draw:connector>
        <draw:connector draw:style-name="gr2" draw:text-style-name="P2" draw:layer="layout" draw:line-skew="-1.404cm" svg:x1="4.175cm" svg:y1="18.78cm" svg:x2="4.175cm" svg:y2="13.065cm" draw:start-shape="id7" draw:start-glue-point="5" draw:end-shape="id5" draw:end-glue-point="5" svg:d="m4175 18780h-1905v-5715h1905">
          <text:p/>
        </draw:connector>
        <draw:custom-shape draw:style-name="gr1" draw:text-style-name="P1" xml:id="id8" draw:id="id8" draw:layer="layout" svg:width="3.81cm" svg:height="1.27cm" svg:x="10.525cm" svg:y="14.97cm">
          <text:p text:style-name="P1">Check if</text:p>
          <text:p text:style-name="P1">File Updated ?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7.985cm" svg:y1="15.605cm" svg:x2="10.525cm" svg:y2="15.605cm" draw:start-shape="id6" draw:start-glue-point="7" draw:end-shape="id8" svg:d="m7985 15605h2540">
          <text:p text:style-name="P2">Yes</text:p>
        </draw:connector>
        <draw:custom-shape draw:style-name="gr1" draw:text-style-name="P1" xml:id="id9" draw:id="id9" draw:layer="layout" svg:width="3.81cm" svg:height="1.27cm" svg:x="10.525cm" svg:y="20.05cm">
          <text:p text:style-name="P1">File Changed ?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12.43cm" svg:y1="16.24cm" svg:x2="12.43cm" svg:y2="20.05cm" draw:start-shape="id8" draw:start-glue-point="6" draw:end-shape="id9" draw:end-glue-point="4" svg:d="m12430 16240v3810">
          <text:p/>
        </draw:connector>
        <draw:custom-shape draw:style-name="gr1" draw:text-style-name="P1" xml:id="id10" draw:id="id10" draw:layer="layout" svg:width="3.81cm" svg:height="1.27cm" svg:x="10.525cm" svg:y="23.225cm">
          <text:p text:style-name="P1">Update File</text:p>
          <text:p text:style-name="P1">Record in D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2.43cm" svg:y1="21.32cm" svg:x2="12.43cm" svg:y2="23.225cm" draw:start-shape="id9" draw:start-glue-point="6" draw:end-shape="id10" draw:end-glue-point="4" svg:d="m12430 21320v1905">
          <text:p text:style-name="P2">Yes</text:p>
        </draw:connector>
        <draw:connector draw:style-name="gr2" draw:text-style-name="P2" draw:layer="layout" draw:line-skew="-1.404cm" svg:x1="10.525cm" svg:y1="23.86cm" svg:x2="4.175cm" svg:y2="13.065cm" draw:start-shape="id10" draw:start-glue-point="5" draw:end-shape="id5" draw:end-glue-point="5" svg:d="m10525 23860h-8255v-10795h1905">
          <text:p/>
        </draw:connector>
        <draw:connector draw:style-name="gr3" draw:text-style-name="P2" draw:layer="layout" draw:line-skew="2.673cm" svg:x1="14.335cm" svg:y1="20.685cm" svg:x2="7.985cm" svg:y2="13.065cm" draw:start-shape="id9" draw:start-glue-point="7" draw:end-shape="id5" draw:end-glue-point="7" svg:d="m14335 20685h3175v-7620h-9525">
          <text:p text:style-name="P2"><text:s text:c="62"/>No</text:p>
        </draw:connector>
        <draw:custom-shape draw:style-name="gr1" draw:text-style-name="P1" xml:id="id4" draw:id="id4" draw:layer="layout" svg:width="3.81cm" svg:height="1.27cm" svg:x="4.175cm" svg:y="9.89cm">
          <text:p text:style-name="P1">Connect to D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6.08cm" svg:y1="8.62cm" svg:x2="6.08cm" svg:y2="9.89cm" draw:start-shape="id3" draw:start-glue-point="6" draw:end-shape="id4" draw:end-glue-point="4" svg:d="m6080 8620v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Carter</meta:initial-creator>
    <meta:creation-date>2011-10-07T17:07:19.72</meta:creation-date>
    <dc:date>2011-10-07T17:21:30.69</dc:date>
    <dc:creator>Jim Carter</dc:creator>
    <meta:editing-duration>PT14M14S</meta:editing-duration>
    <meta:editing-cycles>2</meta:editing-cycles>
    <meta:generator>OpenOffice.org/3.3$Win32 OpenOffice.org_project/330m20$Build-9567</meta:generator>
    <meta:document-statistic meta:object-count="22"/>
  </office:meta>
</office:document-meta>
</file>